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officeooo:paragraph-rsid="00058b6f"/>
    </style:style>
    <style:style style:name="P2" style:family="paragraph" style:parent-style-name="Text_20_body">
      <style:text-properties officeooo:paragraph-rsid="00058b6f"/>
    </style:style>
    <style:style style:name="P3" style:family="paragraph" style:parent-style-name="Text_20_body">
      <style:paragraph-properties fo:margin-top="0cm" fo:margin-bottom="0cm" style:contextual-spacing="false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Preformatted_20_Text">
      <style:paragraph-properties fo:margin-top="0cm" fo:margin-bottom="0.499cm" style:contextual-spacing="false"/>
    </style:style>
    <style:style style:name="P6" style:family="paragraph" style:parent-style-name="Preformatted_20_Text">
      <style:text-properties officeooo:paragraph-rsid="00058b6f"/>
    </style:style>
    <style:style style:name="P7" style:family="paragraph" style:parent-style-name="Text_20_body" style:list-style-name="L1"/>
    <style:style style:name="P8" style:family="paragraph" style:parent-style-name="Text_20_body">
      <style:text-properties fo:font-weight="bold" officeooo:paragraph-rsid="000a9417" style:font-weight-asian="bold" style:font-weight-complex="bold"/>
    </style:style>
    <style:style style:name="T1" style:family="text">
      <style:text-properties officeooo:rsid="00058b6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Source_20_Text">mv src_folder target_folder/ <text:s text:c="2"/>→ </text:span><text:span text:style-name="Source_20_Text"><text:span text:style-name="T1">move</text:span></text:span></text:p>
      <text:p text:style-name="Standard"><text:span text:style-name="Source_20_Text"/></text:p>
      <text:p text:style-name="Preformatted_20_Text"><text:span text:style-name="Source_20_Text">unzip file.zip -d destination_folder</text:span></text:p>
      <text:p text:style-name="P1"><text:span text:style-name="Source_20_Text"/></text:p>
      <text:p text:style-name="P1"><text:span text:style-name="Source_20_Text"><text:span text:style-name="T1">rm file fiel2 <text:s/>→ rename</text:span></text:span></text:p>
      <text:p text:style-name="P1"><text:span text:style-name="Source_20_Text"/></text:p>
      <text:p text:style-name="P2"><text:span text:style-name="Source_20_Text">Use the </text:span><text:span text:style-name="Source_20_Text"><text:span text:style-name="Strong_20_Emphasis">rmdir</text:span></text:span><text:span text:style-name="Source_20_Text"> or </text:span><text:span text:style-name="Strong_20_Emphasis"><text:span text:style-name="Source_20_Text">rm -d </text:span></text:span><text:span text:style-name="Source_20_Text">command to remove empty directories. </text:span></text:p>
      <text:list xml:id="list2415835755" text:style-name="L1">
        <text:list-item>
          <text:p text:style-name="P7">Use the <text:span text:style-name="Source_20_Text"><text:span text:style-name="Strong_20_Emphasis">rm</text:span></text:span><text:span text:style-name="Source_20_Text"> </text:span><text:span text:style-name="Source_20_Text"><text:span text:style-name="Strong_20_Emphasis">-r</text:span></text:span><text:span text:style-name="Source_20_Text"> </text:span>command to remove non-empty directories. </text:p>
        </text:list-item>
      </text:list>
      <text:p text:style-name="P1"><text:span text:style-name="Source_20_Text"><text:span text:style-name="T4"/></text:span></text:p>
      <text:p text:style-name="Text_20_body"><text:span text:style-name="Source_20_Text"><text:span text:style-name="T4"/></text:span></text:p>
      <text:p text:style-name="Preformatted_20_Text"><text:span text:style-name="Source_20_Text"><text:span text:style-name="T4">cp -avr /home/vivek/letters /usb/backup</text:span></text:span></text:p>
      <text:p text:style-name="Text_20_body">Where,</text:p>
      <text:p text:style-name="Text_20_body"><text:span text:style-name="Source_20_Text">-a</text:span> : Preserve the specified attributes such as directory an file mode, ownership, timestamps, if possible additional attributes: context, links, xattr, all.</text:p>
      <text:p text:style-name="Text_20_body"><text:span text:style-name="Source_20_Text">-v</text:span> : Explain what is being done.</text:p>
      <text:p text:style-name="Text_20_body"><text:span text:style-name="Source_20_Text">-r</text:span> : Copy directories recursively. Example</text:p>
      <text:p text:style-name="Text_20_body">Copy a folder called /tmp/conf to /tmp/backup:</text:p>
      <text:p text:style-name="P5"><text:span text:style-name="Source_20_Text">$ cp -avr /tmp/conf/ /tmp/backup</text:span></text:p>
      <text:p text:style-name="Standard"><text:span text:style-name="Source_20_Text"><text:span text:style-name="T2"/></text:span></text:p>
      <text:h text:style-name="Heading_20_1" text:outline-level="1"><text:span text:style-name="Source_20_Text"><text:span text:style-name="T3">Create a New File</text:span></text:span></text:h>
      <text:p text:style-name="P8">touch sample.txt</text:p>
      <text:p text:style-name="P8">cat &gt;sample.txt</text:p>
      <text:p text:style-name="P3"/>
      <text:p text:style-name="P3"><text:span text:style-name="Source_20_Text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4T11:01:26.091364465</meta:creation-date>
    <dc:date>2023-03-26T17:50:06.310115282</dc:date>
    <meta:editing-duration>PT5H27M3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5" meta:word-count="95" meta:character-count="613" meta:non-whitespace-character-count="529"/>
  </office:meta>
</office:document-meta>
</file>